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10"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18" style:family="paragraph" style:parent-style-name="Table_20_Contents">
      <style:text-properties style:font-name="Liberation Mono" fo:font-size="10pt" style:text-underline-style="solid" style:text-underline-width="auto" style:text-underline-color="font-color" fo:font-weight="bold" officeooo:rsid="0014cab1" officeooo:paragraph-rsid="0014cab1"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21"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22"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23"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P24"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25" style:family="paragraph" style:parent-style-name="Table_20_Contents">
      <style:text-properties style:use-window-font-color="true" style:font-name="Liberation Mono" fo:font-size="10pt" style:text-underline-style="none" fo:font-weight="normal" officeooo:rsid="0014cab1" officeooo:paragraph-rsid="0014cab1" style:font-name-asian="Courier New" style:font-size-asian="10pt" style:font-weight-asian="normal" style:font-name-complex="Liberation Mono" style:font-size-complex="10pt" style:font-weight-complex="normal"/>
    </style:style>
    <style:style style:name="P26" style:family="paragraph" style:parent-style-name="Table_20_Contents">
      <style:text-properties style:use-window-font-color="true" style:font-name="Liberation Mono" fo:font-size="10pt" style:text-underline-style="none" fo:font-weight="normal" officeooo:rsid="0014cab1" officeooo:paragraph-rsid="00152d72" style:font-name-asian="Courier New" style:font-size-asian="10pt" style:font-weight-asian="normal" style:font-name-complex="Liberation Mono" style:font-size-complex="10pt" style:font-weight-complex="normal"/>
    </style:style>
    <style:style style:name="P27" style:family="paragraph" style:parent-style-name="Table_20_Contents">
      <style:text-properties style:font-name="Liberation Mono" fo:font-size="10pt" style:text-underline-style="solid" style:text-underline-width="auto" style:text-underline-color="font-color" fo:font-weight="bold" officeooo:rsid="0014cab1" officeooo:paragraph-rsid="00152d72" style:font-name-asian="Courier New" style:font-size-asian="10pt" style:font-weight-asian="bold" style:font-name-complex="Liberation Mono" style:font-size-complex="10pt" style:font-weight-complex="bold"/>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fo:color="#800000"/>
    </style:style>
    <style:style style:name="T8" style:family="text">
      <style:text-properties fo:color="#800000" officeooo:rsid="0010da08"/>
    </style:style>
    <style:style style:name="T9" style:family="text">
      <style:text-properties fo:color="#800000" style:text-underline-style="none" fo:font-weight="normal" style:font-weight-asian="normal" style:font-weight-complex="normal"/>
    </style:style>
    <style:style style:name="T10" style:family="text">
      <style:text-properties fo:color="#800000" style:text-underline-style="none" fo:font-weight="normal" officeooo:rsid="00106dcd" style:font-weight-asian="normal" style:font-weight-complex="normal"/>
    </style:style>
    <style:style style:name="T11" style:family="text">
      <style:text-properties fo:color="#800000" officeooo:rsid="001277b7"/>
    </style:style>
    <style:style style:name="T12" style:family="text">
      <style:text-properties fo:color="#800000" officeooo:rsid="00142747"/>
    </style:style>
    <style:style style:name="T13" style:family="text">
      <style:text-properties fo:color="#800000" officeooo:rsid="00152d72"/>
    </style:style>
    <style:style style:name="T14" style:family="text">
      <style:text-properties officeooo:rsid="00152d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9">Structure des unités</text:p>
            <text:p text:style-name="P5">(caractéristiques des unités contrôlées par les joueurs) </text:p>
          </table:table-cell>
          <table:table-cell table:style-name="Table1.A2" office:value-type="string">
            <text:p text:style-name="P12">Typedef struct{<text:span text:style-name="T4">caractéristiques</text:span>}</text:p>
            <text:p text:style-name="P7">(vie,attaque,<text:span text:style-name="T4">défense</text:span>,esquive,<text:span text:style-name="T4">inventaire</text:span>)</text:p>
            <text:p text:style-name="P13"><text:span text:style-name="T9">//</text:span><text:span text:style-name="T10">FAIT</text:span></text:p>
            <text:p text:style-name="P7"/>
            <text:p text:style-name="P17"><text:span text:style-name="T6">utilisation desdifférents objets </text:span>{inventaire joueur}</text:p>
            <text:p text:style-name="P21">(Inventaire de l'unité/Liste des objets que l'unité possède)</text:p>
            <text:p text:style-name="P13"><text:span text:style-name="T9">//</text:span><text:span text:style-name="T10">FAIT</text:span></text:p>
            <text:p text:style-name="P21"/>
            <text:p text:style-name="P22"/>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1"><text:span text:style-name="T2">ReglesD</text:span>eplacement()</text:p>
            <text:p text:style-name="P7">(<text:span text:style-name="T4">Définition des limites de déplacement des unités dans la matrice)</text:span></text:p>
            <text:p text:style-name="P8">(optionnel : notion de poids d'inventaire qui affecte le déplacement)</text:p>
            <text:p text:style-name="P5"/>
            <text:p text:style-name="P13"><text:span text:style-name="T2">ReglesC</text:span>ombat()</text:p>
            <text:p text:style-name="P8">(Définition des limites des interactions entre les unités)</text:p>
            <text:p text:style-name="P8"/>
            <text:p text:style-name="P10">(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9">Environnement</text:p>
            <text:p text:style-name="P5">(Definition des limites (et obstacles) du terrain de jeu)</text:p>
          </table:table-cell>
          <table:table-cell table:style-name="Table1.A2" office:value-type="string">
            <text:p text:style-name="P11">Matrice<text:span text:style-name="T7">//</text:span><text:span text:style-name="T8">FAIT</text:span></text:p>
            <text:p text:style-name="P8">(Représentation du terrain)</text:p>
            <text:p text:style-name="P13">Structure<text:span text:style-name="T7">//</text:span><text:span text:style-name="T11">FAIT</text:span></text:p>
            <text:p text:style-name="P24">(liste objets du décor contenus dans la matrice(sur le terrain))</text:p>
            <text:p text:style-name="P18">Fonction placer pions <text:span text:style-name="T7">//</text:span><text:span text:style-name="T13">EN COURS</text:span></text:p>
            <text:p text:style-name="P25">(placer les différents pions sur la matrice)</text:p>
            <text:p text:style-name="P27">Fonction placer <text:span text:style-name="T14">decors</text:span> <text:span text:style-name="T7">//</text:span><text:span text:style-name="T13">EN COURS</text:span></text:p>
            <text:p text:style-name="P26">(placer les différents <text:span text:style-name="T14">décors</text:span> sur la matrice)</text:p>
          </table:table-cell>
          <table:table-cell table:style-name="Table1.C2" office:value-type="string">
            <text:p text:style-name="P7">Vincent</text:p>
          </table:table-cell>
        </table:table-row>
        <text:soft-page-break/>
        <table:table-row>
          <table:table-cell table:style-name="Table1.A2" office:value-type="string">
            <text:p text:style-name="P20">Choix des joueurs par tour</text:p>
            <text:p text:style-name="P5"/>
            <text:p text:style-name="P5">(<text:span text:style-name="T4">Déplacement des unités <text:s/></text:span>/ <text:span text:style-name="T2">A</text:span>ctions du joueur <text:span text:style-name="T2">pendant les combats</text:span>)</text:p>
            <text:p text:style-name="P6"/>
          </table:table-cell>
          <table:table-cell table:style-name="Table1.A2" office:value-type="string">
            <text:p text:style-name="P14">Fonction <text:span text:style-name="T3">déplacement</text:span>()<text:span text:style-name="T7">//</text:span><text:span text:style-name="T12">EN COURS</text:span></text:p>
            <text:p text:style-name="P8">(Choix de l'unité à deplacer)</text:p>
            <text:p text:style-name="P6"/>
            <text:p text:style-name="P15"/>
            <text:p text:style-name="P15"/>
            <text:p text:style-name="P15">Fonction combat()//<text:span text:style-name="T8">EN COURS</text:span></text:p>
            <text:p text:style-name="P23">(Lancée a partir d'une condition(unités à portée ou non)/Attaque ou utilisation Inventaire)</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20">Interface graphique</text:p>
            <text:p text:style-name="P6">(Rendu visuel <text:span text:style-name="T4">du jeu)</text:span> (optionnel))</text:p>
          </table:table-cell>
          <table:table-cell table:style-name="Table1.A2" office:value-type="string">
            <text:p text:style-name="P8">Outils de création d'interface graphique</text:p>
          </table:table-cell>
          <table:table-cell table:style-name="Table1.C2" office:value-type="string">
            <text:p text:style-name="P9">Kevin</text:p>
          </table:table-cell>
        </table:table-row>
        <table:table-row>
          <table:table-cell table:style-name="Table1.A2" office:value-type="string">
            <text:p text:style-name="P20">IA</text:p>
            <text:p text:style-name="P6">(Appelle les fonctions de choix avec en paramètre <text:span text:style-name="T3">une variable aléatoire)</text:span></text:p>
          </table:table-cell>
          <table:table-cell table:style-name="Table1.A2" office:value-type="string">
            <text:p text:style-name="P16">ChoixIA()</text:p>
            <text:p text:style-name="P21">(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9T12:00:13.217475209</dc:date>
    <meta:editing-duration>PT4H8M14S</meta:editing-duration>
    <meta:editing-cycles>27</meta:editing-cycles>
    <meta:generator>LibreOffice/5.1.6.2$Linux_X86_64 LibreOffice_project/10m0$Build-2</meta:generator>
    <meta:document-statistic meta:table-count="1" meta:image-count="0" meta:object-count="0" meta:page-count="2" meta:paragraph-count="50" meta:word-count="297" meta:character-count="2073" meta:non-whitespace-character-count="1821"/>
  </office:meta>
</office:document-meta>
</file>